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D0000003A3E00C532C539CB88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style:writing-mode="page"/>
    </style:style>
    <style:style style:name="Tabelle1.A" style:family="table-column">
      <style:table-column-properties style:column-width="1.111cm"/>
    </style:style>
    <style:style style:name="Tabelle1.B" style:family="table-column">
      <style:table-column-properties style:column-width="10.222cm"/>
    </style:style>
    <style:style style:name="Tabelle1.C" style:family="table-column">
      <style:table-column-properties style:column-width="5.68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rsid="00291e4b" officeooo:paragraph-rsid="00291e4b"/>
    </style:style>
    <style:style style:name="P2" style:family="paragraph" style:parent-style-name="Heading">
      <style:paragraph-properties fo:padding-left="0cm" fo:padding-right="0cm" fo:padding-top="0cm" fo:padding-bottom="0.074cm" fo:border-left="none" fo:border-right="none" fo:border-top="none" fo:border-bottom="0.99pt solid #000000" style:join-border="false"/>
    </style:style>
    <style:style style:name="P3" style:family="paragraph" style:parent-style-name="Heading">
      <style:paragraph-properties fo:padding-left="0cm" fo:padding-right="0cm" fo:padding-top="0cm" fo:padding-bottom="0.074cm" fo:border-left="none" fo:border-right="none" fo:border-top="none" fo:border-bottom="0.99pt solid #000000" style:join-border="false"/>
      <style:text-properties officeooo:rsid="0021186e" officeooo:paragraph-rsid="0021186e"/>
    </style:style>
    <style:style style:name="P4" style:family="paragraph" style:parent-style-name="Heading">
      <style:paragraph-properties fo:padding-left="0cm" fo:padding-right="0cm" fo:padding-top="0cm" fo:padding-bottom="0.074cm" fo:border-left="none" fo:border-right="none" fo:border-top="none" fo:border-bottom="0.99pt solid #000000" style:join-border="false"/>
      <style:text-properties officeooo:rsid="00217b2d" officeooo:paragraph-rsid="00217b2d"/>
    </style:style>
    <style:style style:name="P5" style:family="paragraph" style:parent-style-name="Text_20_body">
      <style:text-properties officeooo:rsid="00217b2d" officeooo:paragraph-rsid="00217b2d"/>
    </style:style>
    <style:style style:name="P6" style:family="paragraph" style:parent-style-name="Text_20_body">
      <style:text-properties officeooo:rsid="003c2921" officeooo:paragraph-rsid="003c2921"/>
    </style:style>
    <style:style style:name="P7" style:family="paragraph" style:parent-style-name="Text_20_body">
      <style:text-properties officeooo:rsid="004751db" officeooo:paragraph-rsid="004751db"/>
    </style:style>
    <style:style style:name="P8" style:family="paragraph" style:parent-style-name="Heading" style:master-page-name="Standard">
      <style:paragraph-properties style:page-number="auto" fo:padding-left="0cm" fo:padding-right="0cm" fo:padding-top="0cm" fo:padding-bottom="0.074cm" fo:border-left="none" fo:border-right="none" fo:border-top="none" fo:border-bottom="0.99pt solid #000000" style:join-border="false"/>
    </style:style>
    <style:style style:name="P9" style:family="paragraph" style:parent-style-name="Heading">
      <style:paragraph-properties fo:break-before="page" fo:padding-left="0cm" fo:padding-right="0cm" fo:padding-top="0cm" fo:padding-bottom="0.074cm" fo:border-left="none" fo:border-right="none" fo:border-top="none" fo:border-bottom="0.99pt solid #000000" style:join-border="false"/>
    </style:style>
    <style:style style:name="P10" style:family="paragraph" style:parent-style-name="Heading">
      <style:paragraph-properties fo:padding-left="0cm" fo:padding-right="0cm" fo:padding-top="0cm" fo:padding-bottom="0.074cm" fo:border-left="none" fo:border-right="none" fo:border-top="none" fo:border-bottom="0.99pt solid #000000" style:join-border="false"/>
      <style:text-properties officeooo:rsid="004f27cc" officeooo:paragraph-rsid="004f27cc"/>
    </style:style>
    <style:style style:name="P11" style:family="paragraph" style:parent-style-name="Text_20_body" style:list-style-name="L1">
      <style:text-properties officeooo:rsid="003a55b6" officeooo:paragraph-rsid="003a55b6"/>
    </style:style>
    <style:style style:name="P12" style:family="paragraph" style:parent-style-name="Text_20_body" style:list-style-name="L1">
      <style:text-properties officeooo:rsid="003d1e93" officeooo:paragraph-rsid="003d1e93"/>
    </style:style>
    <style:style style:name="P13" style:family="paragraph" style:parent-style-name="Text_20_body" style:list-style-name="L1">
      <style:text-properties officeooo:rsid="003d1e93" officeooo:paragraph-rsid="004b756b"/>
    </style:style>
    <style:style style:name="P14" style:family="paragraph" style:parent-style-name="Text_20_body" style:list-style-name="L1">
      <style:text-properties officeooo:rsid="004a97e0" officeooo:paragraph-rsid="004a97e0"/>
    </style:style>
    <style:style style:name="P15" style:family="paragraph" style:parent-style-name="Text_20_body" style:list-style-name="L1">
      <style:text-properties officeooo:rsid="004b756b" officeooo:paragraph-rsid="004b756b"/>
    </style:style>
    <style:style style:name="P16" style:family="paragraph" style:parent-style-name="Text_20_body" style:list-style-name="L1">
      <style:text-properties officeooo:rsid="004b756b" officeooo:paragraph-rsid="004f27cc"/>
    </style:style>
    <style:style style:name="P17" style:family="paragraph" style:parent-style-name="Text_20_body">
      <style:text-properties officeooo:rsid="004b756b" officeooo:paragraph-rsid="004f27cc"/>
    </style:style>
    <style:style style:name="P18" style:family="paragraph" style:parent-style-name="Text_20_body" style:list-style-name="L1">
      <style:text-properties officeooo:rsid="003d8244" officeooo:paragraph-rsid="004b756b"/>
    </style:style>
    <style:style style:name="P19" style:family="paragraph" style:parent-style-name="Text_20_body" style:list-style-name="L1">
      <style:text-properties officeooo:rsid="003d8244" officeooo:paragraph-rsid="003d8244"/>
    </style:style>
    <style:style style:name="P20" style:family="paragraph" style:parent-style-name="Text_20_body" style:list-style-name="L1">
      <style:text-properties officeooo:rsid="004330fe" officeooo:paragraph-rsid="003d8244"/>
    </style:style>
    <style:style style:name="P21" style:family="paragraph" style:parent-style-name="Text_20_body" style:list-style-name="L1">
      <style:text-properties officeooo:rsid="004330fe" officeooo:paragraph-rsid="004330fe"/>
    </style:style>
    <style:style style:name="P22" style:family="paragraph" style:parent-style-name="Text_20_body" style:list-style-name="L1">
      <style:text-properties officeooo:rsid="004330fe" officeooo:paragraph-rsid="004c2225"/>
    </style:style>
    <style:style style:name="P23" style:family="paragraph" style:parent-style-name="Text_20_body" style:list-style-name="L1">
      <style:text-properties officeooo:rsid="004c2225" officeooo:paragraph-rsid="004c2225"/>
    </style:style>
    <style:style style:name="P24" style:family="paragraph" style:parent-style-name="Text_20_body" style:list-style-name="L1">
      <style:text-properties officeooo:rsid="0044514d" officeooo:paragraph-rsid="0044514d"/>
    </style:style>
    <style:style style:name="P25" style:family="paragraph" style:parent-style-name="Text_20_body" style:list-style-name="L1">
      <style:text-properties officeooo:rsid="003ff06e" officeooo:paragraph-rsid="003ff06e"/>
    </style:style>
    <style:style style:name="P26" style:family="paragraph" style:parent-style-name="Text_20_body" style:list-style-name="L1">
      <style:text-properties officeooo:rsid="00414594" officeooo:paragraph-rsid="00414594"/>
    </style:style>
    <style:style style:name="P27" style:family="paragraph" style:parent-style-name="Text_20_body" style:list-style-name="L1">
      <style:text-properties officeooo:rsid="004751db" officeooo:paragraph-rsid="004751db"/>
    </style:style>
    <style:style style:name="P28" style:family="paragraph" style:parent-style-name="Text_20_body">
      <style:text-properties officeooo:rsid="004f27cc" officeooo:paragraph-rsid="004f27cc"/>
    </style:style>
    <style:style style:name="P29" style:family="paragraph" style:parent-style-name="Text_20_body" style:list-style-name="L2">
      <style:text-properties officeooo:rsid="004f27cc" officeooo:paragraph-rsid="004f27cc"/>
    </style:style>
    <style:style style:name="P30" style:family="paragraph" style:parent-style-name="Text_20_body" style:list-style-name="L2">
      <style:text-properties officeooo:paragraph-rsid="004f27cc"/>
    </style:style>
    <style:style style:name="P31" style:family="paragraph" style:parent-style-name="Text_20_body">
      <style:text-properties fo:font-weight="bold" style:font-weight-asian="bold" style:font-weight-complex="bold"/>
    </style:style>
    <style:style style:name="P32" style:family="paragraph" style:parent-style-name="Table_20_Contents">
      <style:text-properties style:font-name="Liberation Sans1" fo:font-size="10pt" officeooo:rsid="004f27cc" officeooo:paragraph-rsid="004f27cc" style:font-size-asian="10.5pt"/>
    </style:style>
    <style:style style:name="P33" style:family="paragraph" style:parent-style-name="Table_20_Contents">
      <style:text-properties style:font-name="Liberation Sans1" fo:font-size="10pt" officeooo:rsid="00501a77" officeooo:paragraph-rsid="00501a77" style:font-size-asian="10.5pt"/>
    </style:style>
    <style:style style:name="T1" style:family="text">
      <style:text-properties officeooo:rsid="001f5466"/>
    </style:style>
    <style:style style:name="T2" style:family="text">
      <style:text-properties officeooo:rsid="0021186e"/>
    </style:style>
    <style:style style:name="T3" style:family="text">
      <style:text-properties officeooo:rsid="002f7f84"/>
    </style:style>
    <style:style style:name="T4" style:family="text">
      <style:text-properties officeooo:rsid="0030cfe4"/>
    </style:style>
    <style:style style:name="T5" style:family="text">
      <style:text-properties officeooo:rsid="0035440e"/>
    </style:style>
    <style:style style:name="T6" style:family="text">
      <style:text-properties officeooo:rsid="00407be1"/>
    </style:style>
    <style:style style:name="T7" style:family="text">
      <style:text-properties officeooo:rsid="004330fe"/>
    </style:style>
    <style:style style:name="T8" style:family="text">
      <style:text-properties officeooo:rsid="004850f2"/>
    </style:style>
    <style:style style:name="T9" style:family="text">
      <style:text-properties officeooo:rsid="004a97e0"/>
    </style:style>
    <style:style style:name="T10" style:family="text">
      <style:text-properties officeooo:rsid="004b756b"/>
    </style:style>
    <style:style style:name="T11" style:family="text">
      <style:text-properties officeooo:rsid="004c2225"/>
    </style:style>
    <style:style style:name="T12" style:family="text">
      <style:text-properties officeooo:rsid="004c75f7"/>
    </style:style>
    <style:style style:name="T13" style:family="text">
      <style:text-properties officeooo:rsid="003d8244"/>
    </style:style>
    <style:style style:name="T14" style:family="text">
      <style:text-properties officeooo:rsid="004f27cc"/>
    </style:style>
    <style:style style:name="T15" style:family="text">
      <style:text-properties officeooo:rsid="00502d3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nwesende <text:span text:style-name="T1">Mitglieder</text:span></text:p>
      <text:p text:style-name="P5">Andre Siewert, Leon Farchau, <text:span text:style-name="T4">Leonard Manefeld, </text:span>Michael Prange, Philip Markus</text:p>
      <text:p text:style-name="P2">Gäste</text:p>
      <text:p text:style-name="P6">Sven</text:p>
      <text:p text:style-name="P2">Protokol<text:span text:style-name="T2">lant.in:</text:span></text:p>
      <text:p text:style-name="Text_20_body"><text:user-defined style:data-style-name="N0" text:name="Protokollant.in">Michael Prange</text:user-defined></text:p>
      <text:p text:style-name="P3">Festlegen der Beschlussfähigkeit</text:p>
      <text:p text:style-name="P5">Es sind <text:span text:style-name="T5">2</text:span> von 4 Vorstandsmitgliedern anwesen<text:span text:style-name="T3">d, Olaf hat telefonisch abgestimmt</text:span>, die Beschlussfähig ist gegeben.</text:p>
      <text:p text:style-name="P4">Tagesordnungspunkte</text:p>
      <text:list xml:id="list7519304815467033527" text:style-name="L1">
        <text:list-item>
          <text:p text:style-name="P11">Versicherungsstatus</text:p>
          <text:p text:style-name="P11">Konkreter Status ist nicht bekannt, Leon wird sich informieren. Ein zusätzliches Treffen mit Silke Niermann bzgl. der Überschneidung<text:span text:style-name="T9">en</text:span> der Makerspace<text:span text:style-name="T9">-</text:span>Versicherung mit der <text:span text:style-name="T9">Bibliotheks-</text:span>Versicherung steht noch aus.</text:p>
        </text:list-item>
        <text:list-item>
          <text:p text:style-name="P11">Spendenanfrage</text:p>
          <text:list>
            <text:list-item>
              <text:p text:style-name="P12">Anschreiben</text:p>
              <text:list>
                <text:list-item>
                  <text:p text:style-name="P14">Es wurde eine Spendenanfrage (siehe Anhang) vorgestellt, welche an Firmen gerichtet werden soll zu denen wir keinen persönlichen Bezug haben. Die Spendenanfrage soll noch einmal Korrektur gelesen werden (Philip).</text:p>
                  <text:p text:style-name="P14">Der allgemeine Aufbau und Inhalt der Spendenanfrage wurde durch drei Vorstandsmitglieder für gut befunden.</text:p>
                </text:list-item>
                <text:list-item>
                  <text:p text:style-name="P15">Zur Spendenanfrage an Firmen mit perönlichem Bezug oder Privatpersonen soll ein Informationsblatt erstellt werden auf dem der Verein vorgestellt wird und Informationen zur Spende zu finden sind (Michael).</text:p>
                </text:list-item>
              </text:list>
            </text:list-item>
            <text:list-item>
              <text:p text:style-name="P13">Sachspenden</text:p>
              <text:list>
                <text:list-item>
                  <text:p text:style-name="P15">Bei Sachspenden soll das gleiche Informationsblatt wie in 2.1.a verwendet werden.</text:p>
                </text:list-item>
                <text:list-item>
                  <text:p text:style-name="P15">Sachspenden sollen Konkret bei Firmen angefragt werden</text:p>
                </text:list-item>
                <text:list-item>
                  <text:p text:style-name="P15">Anfrage bei der Stadt bzgl. der Leihgabe eines 3D-Druckers (Olaf).</text:p>
                </text:list-item>
              </text:list>
            </text:list-item>
            <text:list-item>
              <text:p text:style-name="P16">Eine erste Version einer Tabelle zur Übersicht der Spendenanfragen wurde erstellt (Michael).</text:p>
            </text:list-item>
          </text:list>
        </text:list-item>
      </text:list>
      <text:p text:style-name="P17"/>
      <text:p text:style-name="P17"/>
      <text:p text:style-name="P17"/>
      <text:p text:style-name="P17"/>
      <text:list xml:id="list223447893532861" text:continue-numbering="true" text:style-name="L1">
        <text:list-item>
          <text:p text:style-name="P16"><text:soft-page-break/><text:span text:style-name="T13">Vereinskasse</text:span></text:p>
          <text:list>
            <text:list-item>
              <text:p text:style-name="P18">Status Kontoeröffnung</text:p>
              <text:list>
                <text:list-item>
                  <text:p text:style-name="P18">Es wurden fälschlicherweise weitere Vollmachten für Olaf und Philip beantragt. Diese wird aus Zeitgründen aber bestehen bleiben. Diese Entscheidung wurde <text:span text:style-name="T10">durch drei Vorstandsmitglieder beschlossen.</text:span></text:p>
                </text:list-item>
                <text:list-item>
                  <text:p text:style-name="P18">Ein Online-Zugang auf das Konto ist noch nicht gegeben.</text:p>
                </text:list-item>
              </text:list>
            </text:list-item>
            <text:list-item>
              <text:p text:style-name="P19">Mitgliedsbeiträge sollen unter dem Verwendungszwecke „Mitgliedsbeitrag ###“ überwiesen werden.</text:p>
            </text:list-item>
          </text:list>
        </text:list-item>
        <text:list-item>
          <text:p text:style-name="P19">Laufender Betrieb ab dem 13. Oktober</text:p>
          <text:list>
            <text:list-item>
              <text:p text:style-name="P15">Es soll eine Alternative zu Doodle gefunden werden bei der Option „unter Vorbehalt“ (Michael).</text:p>
            </text:list-item>
            <text:list-item>
              <text:p text:style-name="P15">Wir sind, auch schon ohne eigenes Werkzeug, bereit für den laufenden Betrieb. </text:p>
              <text:list>
                <text:list-item>
                  <text:p text:style-name="P15">Die öffentlichen Basteltage müssen mit der Bibliothek abgestimmt werden (Leon).</text:p>
                </text:list-item>
                <text:list-item>
                  <text:p text:style-name="P15">Ist es Möglich geschlossene Basteltage spontan zu veranstalten (Leon)?</text:p>
                </text:list-item>
              </text:list>
            </text:list-item>
          </text:list>
        </text:list-item>
        <text:list-item>
          <text:p text:style-name="P20">Zusammenarbeit mit weiteren Vereinen</text:p>
          <text:list>
            <text:list-item>
              <text:p text:style-name="P23">Gespräch mit Karten Ollesch vom VDI und Silke Niermann am 31. Oktober (Olaf).</text:p>
            </text:list-item>
            <text:list-item>
              <text:p text:style-name="P21">Verkehrswende</text:p>
              <text:p text:style-name="P24">Wer zieht an dem Projekt Feinstaubsensoren? Es soll ein weiteres Treffen mit der Verkehrswende stattfinden <text:span text:style-name="T11">(Olaf).</text:span></text:p>
            </text:list-item>
            <text:list-item>
              <text:p text:style-name="P21">Werkstätten</text:p>
              <text:p text:style-name="P21">Alex hat eine Verbindung zu Werkstätten, hat dies aber nicht weiter erläutert. Bitte beim nächsten Treffen vorstellen.</text:p>
            </text:list-item>
            <text:list-item>
              <text:p text:style-name="P22">Bücherei Bielefeld</text:p>
              <text:list>
                <text:list-item>
                  <text:p text:style-name="P23">Leon hat eine Veranstalung zum Thema „Makerspaces in Büchereien“ besucht. Dabei ging es überwiegen um die Förderung von Jugendarbeit. Das ganze wird dann von der Bücherei verwaltet ohne einen weiteren Makerspace Verein.</text:p>
                </text:list-item>
                <text:list-item>
                  <text:p text:style-name="P22">Einführungen zu Maschinen sollen als Video erstellt werden, dadurch können sich neue Mitglieder darauf vorbereiten. Vor Ort kommt dann noch einen spezifische Maschineneinweisung hinzu, welche durch eine Unterschrift bestätigt werden muss. Dadurch soll Zeit bei den Basteltagen gespart und trotzdem der Versicherung geregelt werden <text:span text:style-name="T11">(Philip).</text:span></text:p>
                </text:list-item>
              </text:list>
            </text:list-item>
          </text:list>
        </text:list-item>
        <text:list-item>
          <text:p text:style-name="P25">Termine</text:p>
          <text:list>
            <text:list-item>
              <text:p text:style-name="P26">Wer kommt mit zur Makerfair <text:span text:style-name="T11">am Sonntag den 16. September</text:span>? <text:span text:style-name="T7">Olaf möchte nicht alleine fahren.</text:span></text:p>
            </text:list-item>
            <text:list-item>
              <text:p text:style-name="P25">Wer kommt mit zum „Digitalen Aufbruch“ <text:span text:style-name="T6">am 23. November</text:span>? Der Makerspace sollte sich mit einem eigenen Stand zeigen <text:span text:style-name="T12">und vor Ort einen basteln (Leon).</text:span></text:p>
            </text:list-item>
          </text:list>
        </text:list-item>
        <text:list-item>
          <text:p text:style-name="P24">Resumé des letzten Basteltags </text:p>
          <text:p text:style-name="P27">Alle waren mit dem Treffen zufrieden <text:span text:style-name="T8">und es wurde noch etwas geplaudert.</text:span></text:p>
        </text:list-item>
      </text:list>
      <text:p text:style-name="P7"/>
      <text:p text:style-name="P9">Beschlüsse</text:p>
      <text:list xml:id="list3856296028583509674" text:style-name="L2">
        <text:list-item>
          <text:p text:style-name="P30"><text:span text:style-name="T14">zu 2.1.a) Die Spendenanfrage wurde angenommen.</text:span></text:p>
        </text:list-item>
        <text:list-item>
          <text:p text:style-name="P29">zu 3.1.a) Alle Vorstandsmitglieder erhalten eine Kontovollmacht</text:p>
        </text:list-item>
      </text:list>
      <text:p text:style-name="P10">Aufgaben</text:p>
      <table:table table:name="Tabelle1" table:style-name="Tabelle1">
        <table:table-column table:style-name="Tabelle1.A"/>
        <table:table-column table:style-name="Tabelle1.B"/>
        <table:table-column table:style-name="Tabelle1.C"/>
        <table:table-row>
          <table:table-cell table:style-name="Tabelle1.A1" office:value-type="string">
            <text:p text:style-name="P31">Zu</text:p>
          </table:table-cell>
          <table:table-cell table:style-name="Tabelle1.A1" office:value-type="string">
            <text:p text:style-name="P31">Beschreibung</text:p>
          </table:table-cell>
          <table:table-cell table:style-name="Tabelle1.C1" office:value-type="string">
            <text:p text:style-name="P31">Verantwortlich</text:p>
          </table:table-cell>
        </table:table-row>
        <table:table-row>
          <table:table-cell table:style-name="Tabelle1.A2" office:value-type="string">
            <text:p text:style-name="P32">1</text:p>
          </table:table-cell>
          <table:table-cell table:style-name="Tabelle1.A2" office:value-type="string">
            <text:p text:style-name="P32">Versicherungsstatus</text:p>
          </table:table-cell>
          <table:table-cell table:style-name="Tabelle1.C2" office:value-type="string">
            <text:p text:style-name="P32">Leon</text:p>
          </table:table-cell>
        </table:table-row>
        <table:table-row>
          <table:table-cell table:style-name="Tabelle1.A2" office:value-type="string">
            <text:p text:style-name="P32">2.1.a</text:p>
          </table:table-cell>
          <table:table-cell table:style-name="Tabelle1.A2" office:value-type="string">
            <text:p text:style-name="P32">Spendenanfrage korrekturlesen</text:p>
          </table:table-cell>
          <table:table-cell table:style-name="Tabelle1.C2" office:value-type="string">
            <text:p text:style-name="P32">Philip</text:p>
          </table:table-cell>
        </table:table-row>
        <table:table-row>
          <table:table-cell table:style-name="Tabelle1.A2" office:value-type="string">
            <text:p text:style-name="P32">2.1.b</text:p>
          </table:table-cell>
          <table:table-cell table:style-name="Tabelle1.A2" office:value-type="string">
            <text:p text:style-name="P32">Infozettel für Spendenanfrage</text:p>
          </table:table-cell>
          <table:table-cell table:style-name="Tabelle1.C2" office:value-type="string">
            <text:p text:style-name="P32">Michael</text:p>
          </table:table-cell>
        </table:table-row>
        <table:table-row>
          <table:table-cell table:style-name="Tabelle1.A2" office:value-type="string">
            <text:p text:style-name="P32">2.2.c</text:p>
          </table:table-cell>
          <table:table-cell table:style-name="Tabelle1.A2" office:value-type="string">
            <text:p text:style-name="P32">Leihgabe 3D-Drucker</text:p>
          </table:table-cell>
          <table:table-cell table:style-name="Tabelle1.C2" office:value-type="string">
            <text:p text:style-name="P32">Olaf</text:p>
          </table:table-cell>
        </table:table-row>
        <table:table-row>
          <table:table-cell table:style-name="Tabelle1.A2" office:value-type="string">
            <text:p text:style-name="P32">2.3</text:p>
          </table:table-cell>
          <table:table-cell table:style-name="Tabelle1.A2" office:value-type="string">
            <text:p text:style-name="P32">Spendenanfragenübersicht</text:p>
          </table:table-cell>
          <table:table-cell table:style-name="Tabelle1.C2" office:value-type="string">
            <text:p text:style-name="P32">Michael</text:p>
          </table:table-cell>
        </table:table-row>
        <table:table-row>
          <table:table-cell table:style-name="Tabelle1.A2" office:value-type="string">
            <text:p text:style-name="P33">4.1</text:p>
          </table:table-cell>
          <table:table-cell table:style-name="Tabelle1.A2" office:value-type="string">
            <text:p text:style-name="P33">Doodle-Alternative</text:p>
          </table:table-cell>
          <table:table-cell table:style-name="Tabelle1.C2" office:value-type="string">
            <text:p text:style-name="P33">Michael</text:p>
          </table:table-cell>
        </table:table-row>
        <table:table-row>
          <table:table-cell table:style-name="Tabelle1.A2" office:value-type="string">
            <text:p text:style-name="P33">4.2</text:p>
          </table:table-cell>
          <table:table-cell table:style-name="Tabelle1.A2" office:value-type="string">
            <text:p text:style-name="P33">Basteltage</text:p>
          </table:table-cell>
          <table:table-cell table:style-name="Tabelle1.C2" office:value-type="string">
            <text:p text:style-name="P33">Leon</text:p>
          </table:table-cell>
        </table:table-row>
        <table:table-row>
          <table:table-cell table:style-name="Tabelle1.A2" office:value-type="string">
            <text:p text:style-name="P33">5.1</text:p>
          </table:table-cell>
          <table:table-cell table:style-name="Tabelle1.A2" office:value-type="string">
            <text:p text:style-name="P33">VDI</text:p>
          </table:table-cell>
          <table:table-cell table:style-name="Tabelle1.C2" office:value-type="string">
            <text:p text:style-name="P33">Olaf</text:p>
          </table:table-cell>
        </table:table-row>
        <table:table-row>
          <table:table-cell table:style-name="Tabelle1.A2" office:value-type="string">
            <text:p text:style-name="P33">5.2</text:p>
          </table:table-cell>
          <table:table-cell table:style-name="Tabelle1.A2" office:value-type="string">
            <text:p text:style-name="P33">Verkehr<text:span text:style-name="T15">swende</text:span></text:p>
          </table:table-cell>
          <table:table-cell table:style-name="Tabelle1.C2" office:value-type="string">
            <text:p text:style-name="P33">Olaf</text:p>
          </table:table-cell>
        </table:table-row>
        <table:table-row>
          <table:table-cell table:style-name="Tabelle1.A2" office:value-type="string">
            <text:p text:style-name="P33">5.3</text:p>
          </table:table-cell>
          <table:table-cell table:style-name="Tabelle1.A2" office:value-type="string">
            <text:p text:style-name="P33">Werks<text:span text:style-name="T15">tätten</text:span></text:p>
          </table:table-cell>
          <table:table-cell table:style-name="Tabelle1.C2" office:value-type="string">
            <text:p text:style-name="P33">Alex</text:p>
          </table:table-cell>
        </table:table-row>
        <table:table-row>
          <table:table-cell table:style-name="Tabelle1.A2" office:value-type="string">
            <text:p text:style-name="P33">5.4.b</text:p>
          </table:table-cell>
          <table:table-cell table:style-name="Tabelle1.A2" office:value-type="string">
            <text:p text:style-name="P33">Maschinenein<text:span text:style-name="T15">weisung</text:span></text:p>
          </table:table-cell>
          <table:table-cell table:style-name="Tabelle1.C2" office:value-type="string">
            <text:p text:style-name="P33">Philip</text:p>
          </table:table-cell>
        </table:table-row>
        <table:table-row>
          <table:table-cell table:style-name="Tabelle1.A2" office:value-type="string">
            <text:p text:style-name="P33">6.1</text:p>
          </table:table-cell>
          <table:table-cell table:style-name="Tabelle1.A2" office:value-type="string">
            <text:p text:style-name="P33">Makerfair</text:p>
          </table:table-cell>
          <table:table-cell table:style-name="Tabelle1.C2" office:value-type="string">
            <text:p text:style-name="P33">Olaf</text:p>
          </table:table-cell>
        </table:table-row>
        <table:table-row>
          <table:table-cell table:style-name="Tabelle1.A2" office:value-type="string">
            <text:p text:style-name="P33">6.2</text:p>
          </table:table-cell>
          <table:table-cell table:style-name="Tabelle1.A2" office:value-type="string">
            <text:p text:style-name="P33">Digitaler Aufbruch</text:p>
          </table:table-cell>
          <table:table-cell table:style-name="Tabelle1.C2" office:value-type="string">
            <text:p text:style-name="P33">Leon</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Liberation Sans" fo:font-family="'Liberation Sans'" style:font-family-generic="swiss" style:font-pitch="variable" fo:font-size="12pt" fo:font-weight="bold"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writing-mode="page"/>
      <style:text-properties style:font-name="Liberation Sans1" fo:font-family="'Liberation Sans'" style:font-style-name="Standard"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master-page-name="">
      <style:paragraph-properties fo:text-align="start" style:justify-single-word="false" style:page-number="auto" style:writing-mode="page"/>
      <style:text-properties fo:font-size="2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0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rsid="00291e4b" officeooo:paragraph-rsid="00291e4b"/>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header>
        <text:p text:style-name="Title"><draw:frame draw:style-name="Mfr1" draw:name="Bild2" text:anchor-type="paragraph" svg:x="9.941cm" svg:y="0cm" svg:width="7.061cm" svg:height="3.3cm" draw:z-index="2"><draw:image xlink:href="Pictures/10000201000007D0000003A3E00C532C539CB886.png" xlink:type="simple" xlink:show="embed" xlink:actuate="onLoad"/></draw:frame>Planungstreffen</text:p>
        <text:p text:style-name="Subtitle"><text:user-defined style:data-style-name="N79" text:name="Datum">Mittwoch, 12. September 2018</text:user-defined></text:p>
      </style:header>
      <style:footer>
        <text:p text:style-name="MP1">Seite <text:page-number text:select-page="current">3</text:page-number> von <text:page-count>3</text:page-count></text:p>
      </style:footer>
    </style:master-page>
    <style:master-page style:name="Index"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2:39:24.724175797</meta:creation-date>
    <dc:date>2018-09-12T22:34:46.394664805</dc:date>
    <meta:editing-duration>PT2H20M33S</meta:editing-duration>
    <meta:editing-cycles>40</meta:editing-cycles>
    <meta:generator>LibreOffice/5.2.7.2$Linux_X86_64 LibreOffice_project/20m0$Build-2</meta:generator>
    <meta:document-statistic meta:table-count="1" meta:image-count="1" meta:object-count="0" meta:page-count="3" meta:paragraph-count="94" meta:word-count="564" meta:character-count="4013" meta:non-whitespace-character-count="3574"/>
    <meta:user-defined meta:name="Datum" meta:value-type="date">2018-09-12</meta:user-defined>
    <meta:user-defined meta:name="Protokollant.in">Michael Prange</meta:user-defined>
  </office:meta>
</office:document-meta>
</file>